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language="nl" fo:country="NL"/>
    </style:style>
    <style:style style:name="T3" style:parent-style-name="DefaultParagraphFont" style:family="text">
      <style:text-properties fo:language="nl" fo:country="NL"/>
    </style:style>
    <style:style style:name="T4" style:parent-style-name="DefaultParagraphFont" style:family="text">
      <style:text-properties fo:language="nl" fo:country="NL"/>
    </style:style>
    <style:style style:name="T5" style:parent-style-name="DefaultParagraphFont" style:family="text">
      <style:text-properties fo:language="nl" fo:country="NL"/>
    </style:style>
    <style:style style:name="T6" style:parent-style-name="DefaultParagraphFont" style:family="text">
      <style:text-properties fo:language="nl" fo:country="NL"/>
    </style:style>
    <style:style style:name="T7" style:parent-style-name="DefaultParagraphFont" style:family="text">
      <style:text-properties fo:language="nl" fo:country="NL"/>
    </style:style>
    <style:style style:name="T8" style:parent-style-name="DefaultParagraphFont" style:family="text">
      <style:text-properties fo:language="nl" fo:country="NL"/>
    </style:style>
    <style:style style:name="T9" style:parent-style-name="Hyperlink" style:family="text">
      <style:text-properties fo:language="nl" fo:country="NL"/>
    </style:style>
    <style:style style:name="T10" style:parent-style-name="DefaultParagraphFont" style:family="text">
      <style:text-properties fo:language="nl" fo:country="NL"/>
    </style:style>
    <style:style style:name="T11" style:parent-style-name="DefaultParagraphFont" style:family="text">
      <style:text-properties fo:language="nl" fo:country="NL"/>
    </style:style>
    <style:style style:name="T12" style:parent-style-name="DefaultParagraphFont" style:family="text">
      <style:text-properties fo:language="nl" fo:country="NL"/>
    </style:style>
    <style:style style:name="T13" style:parent-style-name="DefaultParagraphFont" style:family="text">
      <style:text-properties fo:language="nl" fo:country="NL"/>
    </style:style>
    <style:style style:name="T14" style:parent-style-name="DefaultParagraphFont" style:family="text">
      <style:text-properties fo:language="nl" fo:country="NL"/>
    </style:style>
  </office:automatic-styles>
  <office:body>
    <office:text text:use-soft-page-breaks="true">
      <text:p text:style-name="P1"><text:span text:style-name="T2">Neem deel aan de Dendermondse klimaatmars op vrijdag 15 maart!</text:span><text:span text:style-name="T3"><text:line-break/></text:span><text:span text:style-name="T4"><text:line-break/>Het loopt mis met het klimaat, we voelen het allemaal. Wetenschappers zijn het erover eens dat we nú in actie moeten komen, maar onze beleidsmakers hebben geen concrete antwoorden om dit probleem -dat ons allemaal treft- op te lossen.<text:s/></text:span><text:span text:style-name="T5"><text:line-break/></text:span><text:span text:style-name="T6"><text:line-break/>Maar er groeit iets in de samenleving. Al wekenlang spijbelen onze jongeren wereldwijd om te protesteren. Op vrijdag 15 maart is er een massale actie gepland en is het de beurt aan ons allemaal om het (school)werk neer te leggen en te tonen dat het ons menens is. Ook de inwoners van Dendermonde doen mee.</text:span><text:span text:style-name="T7"><text:line-break/></text:span><text:span text:style-name="T8"><text:line-break/>We willen geen bla bla maar een duidelijk, ambiteus en bindend plan om de opwarming van de Aarde te stoppen. Om deze eis kracht bij te zetten, organiseren we een Dendermondse klimaatmars die van de Gedempte Dender via de Grote Markt naar het station zal trekken. Daar sluiten we af met toespraken, en kan wie wil meesporen naar Brussel om daar de nationale manifestatie te versterken. Vanuit een burgerinitiatief en in samenwerking met de stad,<text:s/></text:span><text:a xlink:href="https://www.facebook.com/Youth-For-Climate-2395129133835855/" office:target-frame-name="_blank" xlink:show="new"><text:span text:style-name="T9">Youth For Climate</text:span></text:a><text:span text:style-name="T10"><text:s/>en de Dendermondse verenigingen en organisaties roepen we iedereen op om mee te komen protesteren.<text:s/></text:span><text:span text:style-name="T11"><text:line-break/></text:span><text:span text:style-name="T12"><text:line-break/>Ge</text:span><text:span text:style-name="T13">ef om het klimaat en stap mee!</text:span><text:span text:style-name="T14"><text:line-break/></text:span><text:line-break/><text:a xlink:href="https://www.facebook.com/hashtag/globalstrikeforfuture" office:target-frame-name="_blank" xlink:show="new"><text:span text:style-name="Hyperlink">#GlobalStrikeForFuture</text:span></text:a><text:line-break/><text:a xlink:href="https://www.facebook.com/hashtag/noplanetb" office:target-frame-name="_blank" xlink:show="new"><text:span text:style-name="Hyperlink">#NoPlanetB</text:span></text:a><text:line-break/><text:a xlink:href="https://www.facebook.com/hashtag/samensterker" office:target-frame-name="_blank" xlink:show="new"><text:span text:style-name="Hyperlink">#SamenSterker</text:span></text:a><text:line-break/><text:a xlink:href="https://www.facebook.com/hashtag/showusthefuckingplan" office:target-frame-name="_blank" xlink:show="new"><text:span text:style-name="Hyperlink">#ShowUstheFuckingPlan</text:span></text:a><text:line-break/><text:a xlink:href="https://www.facebook.com/hashtag/makingadifferencetogether" office:target-frame-name="_blank" xlink:show="new"><text:span text:style-name="Hyperlink">#MakingADifferenceTogether</text:span></text:a><text:line-break/><text:a xlink:href="https://www.facebook.com/hashtag/pluschaudqueleclimat" office:target-frame-name="_blank" xlink:show="new"><text:span text:style-name="Hyperlink">#PlusChaudQueLeClimat</text:span></text:a><text:line-break/><text:a xlink:href="https://www.facebook.com/hashtag/whatdowewantclimatejusticewhendowewantitnow" office:target-frame-name="_blank" xlink:show="new"><text:span text:style-name="Hyperlink">#WhatDoWeWantClimateJusticeWhenDoWeWantItNow</text:span></text:a><text:line-break/><text:a xlink:href="https://www.facebook.com/hashtag/giveashit" office:target-frame-name="_blank" xlink:show="new"><text:span text:style-name="Hyperlink">#GiveAShit</text:span></text:a><text:line-break/><text:a xlink:href="https://www.facebook.com/hashtag/youthforclimate" office:target-frame-name="_blank" xlink:show="new"><text:span text:style-name="Hyperlink">#YouthForClimate</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vid Steeman</meta:initial-creator>
    <dc:creator>David Steeman</dc:creator>
    <meta:creation-date>2019-02-25T13:40:00Z</meta:creation-date>
    <dc:date>2019-02-25T13:41:00Z</dc:date>
    <meta:template xlink:href="Normal.dotm" xlink:type="simple"/>
    <meta:editing-cycles>2</meta:editing-cycles>
    <meta:editing-duration>PT60S</meta:editing-duration>
    <meta:document-statistic meta:page-count="1" meta:paragraph-count="4" meta:word-count="331" meta:character-count="2215" meta:row-count="15" meta:non-whitespace-character-count="1888"/>
  </office:meta>
</office:document-meta>
</file>